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T2" style:family="text">
      <style:text-properties fo:color="#ffffff" fo:font-family="'Times New Roman'" style:font-family-generic="roman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s 85</text:span><text:span text:style-name="T1"><text:line-break/></text:span><text:span text:style-name="T2"><text:line-break/></text:span><text:span text:style-name="T2">Łaskawym się okazałeś, Panie, dla </text:span><text:span text:style-name="T2"><text:line-break/></text:span><text:span text:style-name="T2"> <text:s text:c="37"/>Twej ziemi;</text:span><text:span text:style-name="T2"><text:line-break/></text:span><text:span text:style-name="T2">odmieniłeś los Jakuba,</text:span><text:span text:style-name="T2"><text:line-break/></text:span><text:span text:style-name="T2">odpuściłeś winę Twojemu ludowi;</text:span><text:span text:style-name="T2"><text:line-break/></text:span><text:span text:style-name="T2">zakryłeś wszystkie ich grzech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Powściągnąłeś całe zagniewanie </text:span><text:span text:style-name="T2"><text:line-break/></text:span><text:span text:style-name="T2"> <text:s text:c="9"/>Twoje,</text:span><text:span text:style-name="T2"><text:line-break/></text:span><text:span text:style-name="T2">zaniechałeś zapalczywości Twojego </text:span><text:span text:style-name="T2"><text:line-break/></text:span><text:span text:style-name="T2"> <text:s text:c="9"/>gniewu.</text:span><text:span text:style-name="T2"><text:line-break/></text:span><text:span text:style-name="T2">Odnów nas, Boże, nasz Zbawco,</text:span><text:span text:style-name="T2"><text:line-break/></text:span><text:span text:style-name="T2">i zaniechaj Twego oburzenia na na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Czyż będziesz na nas gniewał się na </text:span><text:span text:style-name="T2"><text:line-break/></text:span><text:span text:style-name="T2"> <text:s text:c="26"/>wieki,</text:span><text:span text:style-name="T2"><text:line-break/></text:span><text:span text:style-name="T2">czy gniew Twój rozciągniesz na wszystkie pokolenia?</text:span><text:span text:style-name="T2"><text:line-break/></text:span><text:span text:style-name="T2">Czyż to nie Ty przywrócisz nam życie,</text:span><text:span text:style-name="T2"><text:line-break/></text:span><text:span text:style-name="T2">aby Twój lud weselił się w Tobi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Okaż nam, Panie, swoją łaskawość</text:span><text:span text:style-name="T2"><text:line-break/></text:span><text:span text:style-name="T2">i daj nam swoje zbawienie!</text:span><text:span text:style-name="T2"><text:line-break/></text:span><text:span text:style-name="T2">Pragnę słuchać tego, co mówi Pan </text:span><text:span text:style-name="T2"><text:line-break/></text:span><text:span text:style-name="T2"> <text:s text:c="9"/>Bóg;</text:span><text:span text:style-name="T2"><text:line-break/></text:span><text:span text:style-name="T2">oto ogłasza pokój</text:span><text:span text:style-name="T2"><text:line-break/></text:span><text:span text:style-name="T2">ludowi swemu i świętym swoim,</text:span><text:span text:style-name="T2"><text:line-break/></text:span><text:span text:style-name="T2">tym którzy do Niego powracają z </text:span><text:span text:style-name="T2"><text:line-break/></text:span><text:span text:style-name="T2"> <text:s text:c="13"/>ufnością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Zaiste, bliskie jest Jego zbawienie dla </text:span><text:span text:style-name="T2"><text:line-break/></text:span><text:span text:style-name="T2"> <text:s text:c="17"/>tych, którzy się Go boją,</text:span><text:span text:style-name="T2"><text:line-break/></text:span><text:span text:style-name="T2">niech chwała Jego zamieszka w naszej</text:span><text:span text:style-name="T2"><text:line-break/></text:span><text:span text:style-name="T2">ziemi.</text:span><text:span text:style-name="T2"><text:line-break/></text:span><text:span text:style-name="T2">Łaskawość i wierność spotkają się ze sobą,</text:span><text:span text:style-name="T2"><text:line-break/></text:span><text:span text:style-name="T2">ucałują się sprawiedliwość i pokój.</text:span><text:span text:style-name="T2"><text:line-break/></text:span><text:span text:style-name="T2">Wierność z ziemi wyrośnie,</text:span><text:span text:style-name="T2"><text:line-break/></text:span><text:span text:style-name="T2">a sprawiedliwość wychyli się z nieb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5"><text:span text:style-name="T2">Pan sam obdarzy szczęściem,</text:span><text:span text:style-name="T2"><text:line-break/></text:span><text:span text:style-name="T2">a nasza ziemia wyda swój owoc.</text:span><text:span text:style-name="T2"><text:line-break/></text:span><text:span text:style-name="T2">Sprawiedliwość pójdzie przed Nim</text:span><text:span text:style-name="T2"><text:line-break/></text:span><text:span text:style-name="T2">po tej drodze stawiać będzie swe</text:span><text:span text:style-name="T2"><text:line-break/></text:span><text:span text:style-name="T2"> <text:s text:c="43"/>krok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13T23:38:04</meta:creation-date>
    <dc:date>2010-12-11T14:28:20</dc:date>
    <dc:language>pl-PL</dc:language>
    <meta:editing-cycles>14</meta:editing-cycles>
    <meta:editing-duration>PT00H20M39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